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0066" officeooo:rsid="0007f94a" officeooo:paragraph-rsid="0007f94a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color="#ff3399"/>
    </style:style>
    <style:style style:name="T5" style:family="text">
      <style:text-properties fo:color="#00cccc"/>
    </style:style>
    <style:style style:name="T6" style:family="text">
      <style:text-properties fo:color="#00cccc" fo:font-weight="bold" style:font-weight-asian="bold" style:font-weight-complex="bold"/>
    </style:style>
    <style:style style:name="T7" style:family="text">
      <style:text-properties fo:color="#00cccc" fo:font-weight="bold" fo:background-color="#ffff00" loext:char-shading-value="0" style:font-weight-asian="bold" style:font-weight-complex="bold"/>
    </style:style>
    <style:style style:name="T8" style:family="text">
      <style:text-properties fo:color="#00cccc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De</text:span><text:span text:style-name="T8">d</text:span><text:span text:style-name="T7">dd</text:span><text:span text:style-name="T5">d</text:span><text:span text:style-name="T6">dd</text:span><text:span text:style-name="T2"> </text:span><text:span text:style-name="T6">fdsfffff</text:span></text:p>
      <text:p text:style-name="P1"/>
      <text:p text:style-name="P1"/>
      <text:p text:style-name="P1"><text:a xlink:type="simple" xlink:href="https://help.gnome.org/users/gedit/stable/gedit-shortcut-keys.html.en">https://help.gnome.org/users/gedit/stable/gedit-shortcut-keys.html.en</text:a></text:p>
      <text:p text:style-name="P1"/>
      <text:p text:style-name="P1">https://support.office.com/en-us/article/Keyboard-shortcuts-for-Microsoft-Word-9a2e0234-e682-49ff-a4aa-999f07b51bf3?ui=en-US&amp;rs=en-US&amp;ad=US</text:p>
      <text:p text:style-name="P1"/>
      <text:p text:style-name="P1"><text:a xlink:type="simple" xlink:href="http://hamwaves.com/gedit/en/index.html"><text:span text:style-name="T6">http://hamwaves.com/gedit/en/index.html</text:span></text:a></text:p>
      <text:p text:style-name="P1"/>
      <text:p text:style-name="P1"><text:a xlink:type="simple" xlink:href="http://www.danrodney.com/mac/"><text:span text:style-name="T6">http://www.danrodney.com/mac/</text:span></text:a></text:p>
      <text:p text:style-name="P1"/>
      <text:p text:style-name="P1"><text:a xlink:type="simple" xlink:href="http://www.shortcutworld.com/en/win/Notepad-plus-plus_5.9.html"><text:span text:style-name="T6">http://www.shortcutworld.com/en/win/Notepad-plus-plus_5.9.html</text:span></text:a></text:p>
      <text:p text:style-name="P1"/>
      <text:p text:style-name="P1"><text:span text:style-name="T6">https://help.libreoffice.org/Writer/Shortcut_Keys_for_Wri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23:48:41.172000000</meta:creation-date>
    <dc:date>2015-01-08T00:00:55.990000000</dc:date>
    <meta:editing-duration>P0D</meta:editing-duration>
    <meta:editing-cycles>1</meta:editing-cycles>
    <meta:document-statistic meta:table-count="0" meta:image-count="0" meta:object-count="0" meta:page-count="1" meta:paragraph-count="7" meta:word-count="8" meta:character-count="415" meta:non-whitespace-character-count="414"/>
    <meta:generator>LibreOffice/4.2.6.3$Windows_x86 LibreOffice_project/3fd416d4c6db7d3204c17ce57a1d70f6e531ee21</meta:generator>
  </office:meta>
</office:document-meta>
</file>